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20pt" style:font-size-asian="20pt" style:font-size-complex="20pt"/>
    </style:style>
    <style:style style:name="P5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" style:family="paragraph" style:parent-style-name="Normal">
      <style:text-properties officeooo:paragraph-rsid="00135539"/>
    </style:style>
    <style:style style:name="P8" style:family="paragraph" style:parent-style-name="Normal">
      <style:text-properties officeooo:paragraph-rsid="0014cdb4"/>
    </style:style>
    <style:style style:name="P9" style:family="paragraph" style:parent-style-name="Normal">
      <style:text-properties officeooo:paragraph-rsid="00178b6f"/>
    </style:style>
    <style:style style:name="P10" style:family="paragraph" style:parent-style-name="Normal">
      <style:text-properties officeooo:paragraph-rsid="001c8511"/>
    </style:style>
    <style:style style:name="P11" style:family="paragraph" style:parent-style-name="Normal">
      <style:text-properties officeooo:paragraph-rsid="001d7fbf"/>
    </style:style>
    <style:style style:name="P12" style:family="paragraph" style:parent-style-name="Normal">
      <style:text-properties officeooo:paragraph-rsid="001e9a78"/>
    </style:style>
    <style:style style:name="P13" style:family="paragraph" style:parent-style-name="Normal">
      <style:text-properties officeooo:paragraph-rsid="0024c664"/>
    </style:style>
    <style:style style:name="P14" style:family="paragraph" style:parent-style-name="Normal">
      <style:text-properties officeooo:paragraph-rsid="002547cc"/>
    </style:style>
    <style:style style:name="P15" style:family="paragraph" style:parent-style-name="Normal">
      <style:text-properties officeooo:paragraph-rsid="0028df3d"/>
    </style:style>
    <style:style style:name="P16" style:family="paragraph" style:parent-style-name="Normal">
      <style:text-properties officeooo:paragraph-rsid="002d9464"/>
    </style:style>
    <style:style style:name="P17" style:family="paragraph" style:parent-style-name="Normal">
      <style:text-properties officeooo:paragraph-rsid="003511ab"/>
    </style:style>
    <style:style style:name="P18" style:family="paragraph" style:parent-style-name="Normal">
      <style:text-properties officeooo:paragraph-rsid="00377fbf"/>
    </style:style>
    <style:style style:name="P19" style:family="paragraph" style:parent-style-name="Odlomak_20_popisa" style:list-style-name="L1"/>
    <style:style style:name="P20" style:family="paragraph" style:parent-style-name="Odlomak_20_popisa" style:list-style-name="L2"/>
    <style:style style:name="P21" style:family="paragraph" style:parent-style-name="Odlomak_20_popisa" style:list-style-name="L3"/>
    <style:style style:name="P22" style:family="paragraph" style:parent-style-name="Table_20_Contents">
      <style:text-properties officeooo:rsid="00193e6e"/>
    </style:style>
    <style:style style:name="P23" style:family="paragraph" style:parent-style-name="Table_20_Contents">
      <style:text-properties officeooo:rsid="00193e6e" officeooo:paragraph-rsid="00193e6e"/>
    </style:style>
    <style:style style:name="P24" style:family="paragraph" style:parent-style-name="Table_20_Contents">
      <style:text-properties officeooo:paragraph-rsid="00193e6e"/>
    </style:style>
    <style:style style:name="P25" style:family="paragraph" style:parent-style-name="Table_20_Contents">
      <style:text-properties officeooo:paragraph-rsid="0019e49e"/>
    </style:style>
    <style:style style:name="P26" style:family="paragraph" style:parent-style-name="Table_20_Contents">
      <style:text-properties officeooo:rsid="002359ce" officeooo:paragraph-rsid="002359ce"/>
    </style:style>
    <style:style style:name="P27" style:family="paragraph" style:parent-style-name="Table_20_Contents">
      <style:text-properties officeooo:paragraph-rsid="002705f5"/>
    </style:style>
    <style:style style:name="P28" style:family="paragraph" style:parent-style-name="Table_20_Contents">
      <style:text-properties fo:font-size="13pt" fo:font-weight="bold" officeooo:rsid="00193e6e" officeooo:paragraph-rsid="00193e6e" style:font-size-asian="13pt" style:font-weight-asian="bold" style:font-size-complex="13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d7fbf" style:font-size-asian="17.5pt" style:font-size-complex="20pt"/>
    </style:style>
    <style:style style:name="T13" style:family="text">
      <style:text-properties fo:font-size="20pt" officeooo:rsid="001e9a78" style:font-size-asian="17.5pt" style:font-size-complex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4cdb4" style:font-size-asian="10.5pt" style:font-size-complex="12pt"/>
    </style:style>
    <style:style style:name="T17" style:family="text">
      <style:text-properties fo:font-size="12pt" officeooo:rsid="0024c664" style:font-size-asian="10.5pt" style:font-size-complex="12pt"/>
    </style:style>
    <style:style style:name="T18" style:family="text">
      <style:text-properties fo:font-size="12pt" officeooo:rsid="002547cc" style:font-size-asian="10.5pt" style:font-size-complex="12pt"/>
    </style:style>
    <style:style style:name="T19" style:family="text">
      <style:text-properties fo:font-size="12pt" officeooo:rsid="0028df3d" style:font-size-asian="10.5pt" style:font-size-complex="12pt"/>
    </style:style>
    <style:style style:name="T20" style:family="text">
      <style:text-properties fo:font-size="12pt" officeooo:rsid="002aceb4" style:font-size-asian="10.5pt" style:font-size-complex="12pt"/>
    </style:style>
    <style:style style:name="T21" style:family="text">
      <style:text-properties fo:font-size="12pt" officeooo:rsid="002c866a" style:font-size-asian="10.5pt" style:font-size-complex="12pt"/>
    </style:style>
    <style:style style:name="T22" style:family="text">
      <style:text-properties fo:font-size="12pt" officeooo:rsid="002d9464" style:font-size-asian="10.5pt" style:font-size-complex="12pt"/>
    </style:style>
    <style:style style:name="T23" style:family="text">
      <style:text-properties fo:font-size="12pt" officeooo:rsid="002df8bc" style:font-size-asian="10.5pt" style:font-size-complex="12pt"/>
    </style:style>
    <style:style style:name="T24" style:family="text">
      <style:text-properties fo:font-size="12pt" officeooo:rsid="002f848f" style:font-size-asian="10.5pt" style:font-size-complex="12pt"/>
    </style:style>
    <style:style style:name="T25" style:family="text">
      <style:text-properties fo:font-size="12pt" officeooo:rsid="00317e14" style:font-size-asian="10.5pt" style:font-size-complex="12pt"/>
    </style:style>
    <style:style style:name="T26" style:family="text">
      <style:text-properties fo:font-size="12pt" officeooo:rsid="003511ab" style:font-size-asian="10.5pt" style:font-size-complex="12pt"/>
    </style:style>
    <style:style style:name="T27" style:family="text">
      <style:text-properties fo:font-size="12pt" officeooo:rsid="0035e0ba" style:font-size-asian="10.5pt" style:font-size-complex="12pt"/>
    </style:style>
    <style:style style:name="T28" style:family="text">
      <style:text-properties fo:font-size="12pt" officeooo:rsid="00377fbf" style:font-size-asian="10.5pt" style:font-size-complex="12pt"/>
    </style:style>
    <style:style style:name="T29" style:family="text">
      <style:text-properties fo:font-size="12pt" officeooo:rsid="002d9464" fo:background-color="#ffff00" loext:char-shading-value="0" style:font-size-asian="10.5pt" style:font-size-complex="12pt"/>
    </style:style>
    <style:style style:name="T30" style:family="text">
      <style:text-properties officeooo:rsid="00193e6e"/>
    </style:style>
    <style:style style:name="T31" style:family="text">
      <style:text-properties officeooo:rsid="0019e49e"/>
    </style:style>
    <style:style style:name="T32" style:family="text">
      <style:text-properties officeooo:rsid="0023d969"/>
    </style:style>
    <style:style style:name="T33" style:family="text">
      <style:text-properties officeooo:rsid="002705f5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2">SmartCart</text:p>
      <text:p text:style-name="P3"><text:span text:style-name="Zadani_20_font_20_odlomka"><text:span text:style-name="T1">Grupa </text:span></text:span><text:span text:style-name="Zadani_20_font_20_odlomka"><text:span text:style-name="T10">PreljevStoga</text:span></text:span></text:p>
      <text:p text:style-name="P5">15.10.2020.</text:p>
      <text:p text:style-name="P3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Zadani_20_font_20_odlomka"><text:span text:style-name="T3"/></text:span></text:p>
      <text:p text:style-name="P15"><text:soft-page-break/><text:span text:style-name="Zadani_20_font_20_odlomka"><text:span text:style-name="T9">Opis aplikacije</text:span></text:span></text:p>
      <text:p text:style-name="P13"><text:span text:style-name="Zadani_20_font_20_odlomka"><text:span text:style-name="T17">Cilj je razviti aplikaciju koja će pomoći pri obavljanju kupovine u dućanima.</text:span></text:span></text:p>
      <text:p text:style-name="P14"><text:span text:style-name="Zadani_20_font_20_odlomka"><text:span text:style-name="T18">Aplikacija je namijenjena za Android operacijski sustav i ima mogućnost spajanja </text:span></text:span><text:span text:style-name="Zadani_20_font_20_odlomka"><text:span text:style-name="T19">s bazom podataka na</text:span></text:span><text:span text:style-name="Zadani_20_font_20_odlomka"><text:span text:style-name="T18"> server</text:span></text:span><text:span text:style-name="Zadani_20_font_20_odlomka"><text:span text:style-name="T19">u</text:span></text:span><text:span text:style-name="Zadani_20_font_20_odlomka"><text:span text:style-name="T18">. U aplikaciji je dostupan popis obližnjih trgovina i relativna udaljenost do njih. Moći će se odabrati pregled tih trgovina na karti. </text:span></text:span><text:span text:style-name="Zadani_20_font_20_odlomka"><text:span text:style-name="T19">Odabirom tih određene trgovine moći će se prikazati sadržaj artikala u tim trgovinama. Također se može pristupiti trgovinama upisujući ime trgovine u tražilicu uključenu u program. Uz svaki artikl nužno </text:span></text:span><text:span text:style-name="Zadani_20_font_20_odlomka"><text:span text:style-name="T26">je </text:span></text:span><text:span text:style-name="Zadani_20_font_20_odlomka"><text:span text:style-name="T19">prikazana cijena.</text:span></text:span></text:p>
      <text:p text:style-name="P17"><text:span text:style-name="Zadani_20_font_20_odlomka"><text:span text:style-name="T26">Artikli se mogu pretraživati po raznim kriterijima. Ti kriteriji se mogu kombinirati. Kriteriji su sljedeći: cijena, udaljenost, trgovina, proizvođač i naravno ime samog proizvoda. Artikle je moguće pretraživati u tražilici u sklopu aplikacije.</text:span></text:span></text:p>
      <text:p text:style-name="P16"><text:span text:style-name="Zadani_20_font_20_odlomka"><text:span text:style-name="T19">Esencija aplikacije je mogućnost stvaranja popisa. Na popise se mo</text:span></text:span><text:span text:style-name="Zadani_20_font_20_odlomka"><text:span text:style-name="T20">gu dodavati artikli. </text:span></text:span><text:span text:style-name="Zadani_20_font_20_odlomka"><text:span text:style-name="T21">Svaki popis se sastoji od artikala i ukupne cijene cijelog popisa. Artikle možemo dodati više puta na isti popis. </text:span></text:span><text:span text:style-name="Zadani_20_font_20_odlomka"><text:span text:style-name="T22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29">Popisi su pohranjeni lokalno na korisnikovom uređaju.</text:span></text:span><text:span text:style-name="Zadani_20_font_20_odlomka"><text:span text:style-name="T25"> </text:span></text:span><text:span text:style-name="Zadani_20_font_20_odlomka"><text:span text:style-name="T27">Moguće je zasebno pregledavanje otvorenih i zatvorenih popisa.</text:span></text:span><text:span text:style-name="Zadani_20_font_20_odlomka"><text:span text:style-name="T25"> <text:s/></text:span></text:span></text:p>
      <text:p text:style-name="P16"><text:span text:style-name="Zadani_20_font_20_odlomka"><text:span text:style-name="T22">Moguće je napraviti unaprijed definirane popise po predlošcima koje je korisnik napravio. Kad se stvori unaprijed definirani popis, on zadržava sva svojstva koja imaju i već spomenuti popisi.</text:span></text:span></text:p>
      <text:p text:style-name="P16"><text:span text:style-name="Zadani_20_font_20_odlomka"><text:span text:style-name="T22">Postoji opcija izračunavanja optimalne cijene </text:span></text:span><text:span text:style-name="Zadani_20_font_20_odlomka"><text:span text:style-name="T23">koja je primjenjiva nad popisom</text:span></text:span><text:span text:style-name="Zadani_20_font_20_odlomka"><text:span text:style-name="T22">. </text:span></text:span><text:span text:style-name="Zadani_20_font_20_odlomka"><text:span text:style-name="T23">U tom slučaju svaki proizvod ima uz sebe </text:span></text:span><text:span text:style-name="Zadani_20_font_20_odlomka"><text:span text:style-name="T24">dodatno</text:span></text:span><text:span text:style-name="Zadani_20_font_20_odlomka"><text:span text:style-name="T23"> napisanu udaljenost do trgovine u kojoj se nalazi. Moguće je popis „prikazati” na karti. To znači da su označene sve trgovine koje korisnik mora obići kako bi kupio sve artikle s popisa.</text:span></text:span></text:p>
      <text:p text:style-name="P18"><text:span text:style-name="Zadani_20_font_20_odlomka"><text:span text:style-name="T28"/></text:span></text:p>
      <text:p text:style-name="P18"><text:span text:style-name="Zadani_20_font_20_odlomka"><text:span text:style-name="T28"/></text:span></text:p>
      <text:p text:style-name="P18"><text:span text:style-name="Zadani_20_font_20_odlomka"><text:span text:style-name="T28">Gost, admin...</text:span></text:span></text:p>
      <text:p text:style-name="P16"><text:span text:style-name="Zadani_20_font_20_odlomka"><text:span text:style-name="T23"/></text:span></text:p>
      <text:p text:style-name="P16"><text:span text:style-name="Zadani_20_font_20_odlomka"><text:span text:style-name="T23"/></text:span></text:p>
      <text:p text:style-name="P8"><text:span text:style-name="Zadani_20_font_20_odlomka"><text:span text:style-name="T16"/></text:span></text:p>
      <text:p text:style-name="P8"><text:span text:style-name="Zadani_20_font_20_odlomka"><text:span text:style-name="T16"/></text:span></text:p>
      <text:p text:style-name="P9"><text:span text:style-name="Zadani_20_font_20_odlomka"><text:span text:style-name="T5">Kvalitete</text:span></text:span><text:span text:style-name="Zadani_20_font_20_odlomka"><text:span text:style-name="T4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87017470176">
          <table:table-cell table:style-name="Table1.A1" office:value-type="string">
            <text:p text:style-name="P28">Ime</text:p>
          </table:table-cell>
          <table:table-cell table:style-name="Table1.A1" office:value-type="string">
            <text:p text:style-name="P28">Prezime</text:p>
          </table:table-cell>
          <table:table-cell table:style-name="Table1.C1" office:value-type="string">
            <text:p text:style-name="P28">Vještine i sposobnosti</text:p>
          </table:table-cell>
        </table:table-row>
        <text:soft-page-break/>
        <table:table-row table:style-name="TableLine2987017470176">
          <table:table-cell table:style-name="Table1.A2" office:value-type="string">
            <text:p text:style-name="P23">Tomislav</text:p>
          </table:table-cell>
          <table:table-cell table:style-name="Table1.A2" office:value-type="string">
            <text:p text:style-name="P23">Bjelčić</text:p>
          </table:table-cell>
          <table:table-cell table:style-name="Table1.C2" office:value-type="string">
            <text:p text:style-name="P24"><text:span text:style-name="T30">Java </text:span><text:span text:style-name="T31">beginner</text:span></text:p>
          </table:table-cell>
        </table:table-row>
        <table:table-row table:style-name="TableLine2987017470176">
          <table:table-cell table:style-name="Table1.A2" office:value-type="string">
            <text:p text:style-name="P23">Damjan</text:p>
          </table:table-cell>
          <table:table-cell table:style-name="Table1.A2" office:value-type="string">
            <text:p text:style-name="P23">Grubelić</text:p>
          </table:table-cell>
          <table:table-cell table:style-name="Table1.C2" office:value-type="string">
            <text:p text:style-name="P26">QA <text:span text:style-name="T32">t</text:span>ester</text:p>
          </table:table-cell>
        </table:table-row>
        <table:table-row table:style-name="TableLine2987017470176">
          <table:table-cell table:style-name="Table1.A2" office:value-type="string">
            <text:p text:style-name="P23">Marko</text:p>
          </table:table-cell>
          <table:table-cell table:style-name="Table1.A2" office:value-type="string">
            <text:p text:style-name="P22">Vladić</text:p>
          </table:table-cell>
          <table:table-cell table:style-name="Table1.C2" office:value-type="string">
            <text:p text:style-name="P23">JS enthusiast</text:p>
          </table:table-cell>
        </table:table-row>
        <table:table-row table:style-name="Table1.5">
          <table:table-cell table:style-name="Table1.A2" office:value-type="string">
            <text:p text:style-name="P23">Luka</text:p>
          </table:table-cell>
          <table:table-cell table:style-name="Table1.A2" office:value-type="string">
            <text:p text:style-name="P23">Pranjić</text:p>
          </table:table-cell>
          <table:table-cell table:style-name="Table1.C2" office:value-type="string">
            <text:p text:style-name="P23">/</text:p>
          </table:table-cell>
        </table:table-row>
        <table:table-row table:style-name="TableLine2987017470176">
          <table:table-cell table:style-name="Table1.A2" office:value-type="string">
            <text:p text:style-name="P23">Dominik</text:p>
          </table:table-cell>
          <table:table-cell table:style-name="Table1.A2" office:value-type="string">
            <text:p text:style-name="P23">Brdar</text:p>
          </table:table-cell>
          <table:table-cell table:style-name="Table1.C2" office:value-type="string">
            <text:p text:style-name="P27"><text:span text:style-name="T33">HTML veteran</text:span></text:p>
          </table:table-cell>
        </table:table-row>
        <table:table-row table:style-name="TableLine2987017470176">
          <table:table-cell table:style-name="Table1.A2" office:value-type="string">
            <text:p text:style-name="P23">Josip</text:p>
          </table:table-cell>
          <table:table-cell table:style-name="Table1.A2" office:value-type="string">
            <text:p text:style-name="P23">Komljenović</text:p>
          </table:table-cell>
          <table:table-cell table:style-name="Table1.C2" office:value-type="string">
            <text:p text:style-name="P25"><text:span text:style-name="T31">C-- wizard</text:span></text:p>
          </table:table-cell>
        </table:table-row>
        <table:table-row table:style-name="TableLine2987017470176">
          <table:table-cell table:style-name="Table1.A2" office:value-type="string">
            <text:p text:style-name="P23">Antonio</text:p>
          </table:table-cell>
          <table:table-cell table:style-name="Table1.A2" office:value-type="string">
            <text:p text:style-name="P23">Lakoš</text:p>
          </table:table-cell>
          <table:table-cell table:style-name="Table1.C2" office:value-type="string">
            <text:p text:style-name="P23">ARM7 master</text:p>
          </table:table-cell>
        </table:table-row>
      </table:table>
      <text:p text:style-name="P9"><text:span text:style-name="Zadani_20_font_20_odlomka"><text:span text:style-name="T4"/></text:span></text:p>
      <text:p text:style-name="P12"><text:span text:style-name="Zadani_20_font_20_odlomka"><text:span text:style-name="T8">Generičke aktivnosti inženjerstva zahtjeva</text:span></text:span></text:p>
      <text:p text:style-name="P12"><text:span text:style-name="Zadani_20_font_20_odlomka"><text:span text:style-name="T13">Studija izvedivosti (Feasibility study)</text:span></text:span></text:p>
      <text:p text:style-name="P12"><text:span text:style-name="Zadani_20_font_20_odlomka"><text:span text:style-name="T13"/></text:span></text:p>
      <text:p text:style-name="P12"><text:span text:style-name="Zadani_20_font_20_odlomka"><text:span text:style-name="T13"/></text:span></text:p>
      <text:p text:style-name="P12"><text:span text:style-name="Zadani_20_font_20_odlomka"><text:span text:style-name="T13"/></text:span></text:p>
      <text:p text:style-name="P10"><text:span text:style-name="Zadani_20_font_20_odlomka"><text:span text:style-name="T6"/></text:span></text:p>
      <text:p text:style-name="P10"><text:span text:style-name="Zadani_20_font_20_odlomka"><text:span text:style-name="T6">Klasifikacija zahtjeva</text:span></text:span></text:p>
      <text:p text:style-name="P11"><text:span text:style-name="Zadani_20_font_20_odlomka"><text:span text:style-name="T12">Funkcionalni zahtjevi</text:span></text:span></text:p>
      <text:p text:style-name="P11"><text:span text:style-name="Zadani_20_font_20_odlomka"><text:span text:style-name="T12">Nefunkcionalni sustava</text:span></text:span></text:p>
      <text:p text:style-name="P11"><text:span text:style-name="Zadani_20_font_20_odlomka"><text:span text:style-name="T12">Zahtjevi domene primjene</text:span></text:span></text:p>
      <text:p text:style-name="P11"><text:span text:style-name="Zadani_20_font_20_odlomka"><text:span text:style-name="T7"/></text:span></text:p>
      <text:p text:style-name="P9"><text:span text:style-name="Zadani_20_font_20_odlomka"><text:span text:style-name="T4"/></text:span></text:p>
      <text:p text:style-name="P7"><text:span text:style-name="Zadani_20_font_20_odlomka"><text:span text:style-name="T2">Pregled funkcionalnosti</text:span></text:span></text:p>
      <text:p text:style-name="Normal"><text:soft-page-break/><text:span text:style-name="Zadani_20_font_20_odlomka"><text:span text:style-name="T11">I. Osnovne funkcionalnosti aplikacije SmartCart:</text:span></text:span></text:p>
      <text:list xml:id="list2571989539" text:style-name="L1">
        <text:list-item>
          <text:p text:style-name="P19"><text:span text:style-name="Zadani_20_font_20_odlomka"><text:span text:style-name="T14">pregled trgovina i namirnica dostupnim u njima</text:span></text:span></text:p>
        </text:list-item>
        <text:list-item>
          <text:p text:style-name="P19"><text:span text:style-name="Zadani_20_font_20_odlomka"><text:span text:style-name="T14">dodavanje artikala na popis tj. u košaricu</text:span></text:span></text:p>
        </text:list-item>
        <text:list-item>
          <text:p text:style-name="P19"><text:span text:style-name="Zadani_20_font_20_odlomka"><text:span text:style-name="T14">fiskalizacija računa (simulacija)</text:span></text:span></text:p>
        </text:list-item>
      </text:list>
      <text:p text:style-name="Normal"><text:span text:style-name="Zadani_20_font_20_odlomka"><text:span text:style-name="T1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Normal"><text:s/></text:p>
      <text:p text:style-name="P4">II. Dodatne funkcionalnosti aplikacije SmartCart:</text:p>
      <text:list xml:id="list4091771613" text:style-name="L2">
        <text:list-item>
          <text:p text:style-name="P20"><text:span text:style-name="Zadani_20_font_20_odlomka"><text:span text:style-name="T15">popis trgovina (mogućnost sortiranja od najmanje udaljenih do najudaljenijih)</text:span></text:span></text:p>
        </text:list-item>
        <text:list-item>
          <text:p text:style-name="P20"><text:span text:style-name="Zadani_20_font_20_odlomka"><text:span text:style-name="T15">pregled trgovina na karti</text:span></text:span></text:p>
        </text:list-item>
        <text:list-item>
          <text:p text:style-name="P20"><text:span text:style-name="Zadani_20_font_20_odlomka"><text:span text:style-name="T15">izračun optimalne cijene odabranih proizvoda</text:span></text:span></text:p>
        </text:list-item>
        <text:list-item>
          <text:p text:style-name="P20"><text:span text:style-name="Zadani_20_font_20_odlomka"><text:span text:style-name="T15">razno filtriranje proizvoda (po cijeni, po trgovini, po kvartovima, po proizvođaču itd...) i naravno kombiniranje filtera</text:span></text:span></text:p>
        </text:list-item>
        <text:list-item>
          <text:p text:style-name="P20"><text:span text:style-name="Zadani_20_font_20_odlomka"><text:span text:style-name="T15">mogućnost stvaranja računa (account) i ulogiravanja - četiri razine autorizacije: gost, kupac, trgovac, admin:</text:span></text:span></text:p>
        </text:list-item>
      </text:list>
      <text:list xml:id="list2466606264" text:style-name="L3">
        <text:list-item>
          <text:list>
            <text:list-item>
              <text:p text:style-name="P21"><text:span text:style-name="Zadani_20_font_20_odlomka"><text:span text:style-name="T15">gost: osoba koja se nije ulogirala ili nema račun - dostupan je samo pregled trgovina i namirnica</text:span></text:span></text:p>
            </text:list-item>
            <text:list-item>
              <text:p text:style-name="P21"><text:span text:style-name="Zadani_20_font_20_odlomka"><text:span text:style-name="T15">kupac: mogućnost dodavanja artikala na popis tj. u košaricu</text:span></text:span></text:p>
            </text:list-item>
            <text:list-item>
              <text:p text:style-name="P21"><text:span text:style-name="Zadani_20_font_20_odlomka"><text:span text:style-name="T15">trgovac: dodavanje proizvoda u trgovinama i dodavanje trgovina kao takvih. Može preko aplikacije fiskalizirati račun.</text:span></text:span></text:p>
            </text:list-item>
            <text:list-item>
              <text:p text:style-name="P21"><text:span text:style-name="Zadani_20_font_20_odlomka"><text:span text:style-name="T15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73209518947355" text:style-name="L2">
        <text:list-item>
          <text:p text:style-name="P20"><text:span text:style-name="Zadani_20_font_20_odlomka"><text:span text:style-name="T15">mogućnost posjedovanja više (aktivnih) popisa u isto vrijeme</text:span></text:span></text:p>
        </text:list-item>
        <text:list-item>
          <text:p text:style-name="P20"><text:span text:style-name="Zadani_20_font_20_odlomka"><text:span text:style-name="T15">mogućnost manipulacije popisima (otvaranje, zatvaranje, arhiviranje, pregled starih popisa, brisanje...)</text:span></text:span></text:p>
        </text:list-item>
        <text:list-item>
          <text:p text:style-name="P20"><text:span text:style-name="Zadani_20_font_20_odlomka"><text:span text:style-name="T1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20"><text:span text:style-name="Zadani_20_font_20_odlomka"><text:span text:style-name="T15">mogućnost stvaranja vlastitih unaprijed postavljenih popisa npr. "stvari za wc" koji sadrži domestos, pronto itd.</text:span></text:span></text:p>
        </text:list-item>
        <text:list-item>
          <text:p text:style-name="P20"><text:span text:style-name="Zadani_20_font_20_odlomka"><text:span text:style-name="T15">mogućnost označavanja proizvoda kao "omiljenih". Ti su proizvodi izlistani sa strane u side bar-u da se lakše može doći do njih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4T18:33:22.109000000</dc:date>
    <meta:editing-cycles>35</meta:editing-cycles>
    <meta:editing-duration>PT51M5S</meta:editing-duration>
    <meta:document-statistic meta:table-count="1" meta:image-count="0" meta:object-count="0" meta:page-count="4" meta:paragraph-count="66" meta:word-count="593" meta:character-count="4115" meta:non-whitespace-character-count="3592"/>
    <meta:template xlink:type="simple" xlink:actuate="onRequest" xlink:title="" xlink:href="../../../../Users/user/Downloads/PreljevStoga%20(1).odt/Normal.dotm"/>
  </office:meta>
</office:document-meta>
</file>